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7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row table:style-name="ro1">
          <table:table-cell office:value-type="string" calcext:value-type="string">
            <text:p>investment</text:p>
          </table:table-cell>
          <table:table-cell office:value-type="string" calcext:value-type="string">
            <text:p>units.held</text:p>
          </table:table-cell>
          <table:table-cell office:value-type="string" calcext:value-type="string">
            <text:p>price.per.unit</text:p>
          </table:table-cell>
          <table:table-cell office:value-type="string" calcext:value-type="string">
            <text:p>market.value</text:p>
          </table:table-cell>
          <table:table-cell office:value-type="string" calcext:value-type="string">
            <text:p>holdings.percentage</text:p>
          </table:table-cell>
          <table:table-cell office:value-type="string" calcext:value-type="string">
            <text:p>book.value.2010.03.10</text:p>
          </table:table-cell>
          <table:table-cell office:value-type="string" calcext:value-type="string">
            <text:p>target.proportion</text:p>
          </table:table-cell>
        </table:table-row>
        <table:table-row table:style-name="ro1">
          <table:table-cell table:style-name="ce1" office:value-type="string" calcext:value-type="string">
            <text:p>TD Canadian Index e</text:p>
          </table:table-cell>
          <table:table-cell office:value-type="float" office:value="0" calcext:value-type="float">
            <text:p>0</text:p>
          </table:table-cell>
          <table:table-cell office:value-type="float" office:value="23.21" calcext:value-type="float">
            <text:p>23.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TD Canadian Bond Index 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.34" calcext:value-type="float">
            <text:p>11.3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D US Index e</text:p>
          </table:table-cell>
          <table:table-cell office:value-type="float" office:value="0" calcext:value-type="float">
            <text:p>0</text:p>
          </table:table-cell>
          <table:table-cell office:value-type="float" office:value="34.81" calcext:value-type="float">
            <text:p>34.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TD Int'l Index e</text:p>
          </table:table-cell>
          <table:table-cell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D CDN Bond</text:p>
          </table:table-cell>
          <table:table-cell table:style-name="ce3" office:value-type="float" office:value="537.51" calcext:value-type="float">
            <text:p>537.51</text:p>
          </table:table-cell>
          <table:table-cell table:style-name="ce3" office:value-type="float" office:value="13.75" calcext:value-type="float">
            <text:p>13.75</text:p>
          </table:table-cell>
          <table:table-cell table:style-name="ce4" office:value-type="float" office:value="7390.76" calcext:value-type="float">
            <text:p>7390.76</text:p>
          </table:table-cell>
          <table:table-cell office:value-type="float" office:value="8.59531620882028" calcext:value-type="float">
            <text:p>8.59531620882028</text:p>
          </table:table-cell>
          <table:table-cell table:style-name="ce3" office:value-type="float" office:value="7318.46" calcext:value-type="float">
            <text:p>731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 CDN Equity</text:p>
          </table:table-cell>
          <table:table-cell table:style-name="ce3" office:value-type="float" office:value="354.816" calcext:value-type="float">
            <text:p>354.816</text:p>
          </table:table-cell>
          <table:table-cell table:style-name="ce3" office:value-type="float" office:value="32.45" calcext:value-type="float">
            <text:p>32.45</text:p>
          </table:table-cell>
          <table:table-cell table:style-name="ce4" office:value-type="float" office:value="11513.78" calcext:value-type="float">
            <text:p>11513.78</text:p>
          </table:table-cell>
          <table:table-cell office:value-type="float" office:value="13.390311667378" calcext:value-type="float">
            <text:p>13.390311667378</text:p>
          </table:table-cell>
          <table:table-cell table:style-name="ce3" office:value-type="float" office:value="9241.92" calcext:value-type="float">
            <text:p>924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 CDN Index</text:p>
          </table:table-cell>
          <table:table-cell table:style-name="ce3" office:value-type="float" office:value="502.984" calcext:value-type="float">
            <text:p>502.984</text:p>
          </table:table-cell>
          <table:table-cell table:style-name="ce3" office:value-type="float" office:value="21.99" calcext:value-type="float">
            <text:p>21.99</text:p>
          </table:table-cell>
          <table:table-cell table:style-name="ce4" office:value-type="float" office:value="11060.62" calcext:value-type="float">
            <text:p>11060.62</text:p>
          </table:table-cell>
          <table:table-cell office:value-type="float" office:value="12.8632950286035" calcext:value-type="float">
            <text:p>12.8632950286035</text:p>
          </table:table-cell>
          <table:table-cell table:style-name="ce3" office:value-type="float" office:value="9246.87" calcext:value-type="float">
            <text:p>924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D Dividend Growth</text:p>
          </table:table-cell>
          <table:table-cell table:style-name="ce3" office:value-type="float" office:value="132.543" calcext:value-type="float">
            <text:p>132.543</text:p>
          </table:table-cell>
          <table:table-cell table:style-name="ce3" office:value-type="float" office:value="68.46" calcext:value-type="float">
            <text:p>68.46</text:p>
          </table:table-cell>
          <table:table-cell table:style-name="ce4" office:value-type="float" office:value="9073.89" calcext:value-type="float">
            <text:p>9073.89</text:p>
          </table:table-cell>
          <table:table-cell office:value-type="float" office:value="10.5527650463623" calcext:value-type="float">
            <text:p>10.5527650463623</text:p>
          </table:table-cell>
          <table:table-cell table:style-name="ce3" office:value-type="float" office:value="7280.73" calcext:value-type="float">
            <text:p>728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D Emerging Mkt</text:p>
          </table:table-cell>
          <table:table-cell table:style-name="ce3" office:value-type="float" office:value="286.415" calcext:value-type="float">
            <text:p>286.415</text:p>
          </table:table-cell>
          <table:table-cell table:style-name="ce3" office:value-type="float" office:value="16.1" calcext:value-type="float">
            <text:p>16.1</text:p>
          </table:table-cell>
          <table:table-cell table:style-name="ce4" office:value-type="float" office:value="4611.28" calcext:value-type="float">
            <text:p>4611.28</text:p>
          </table:table-cell>
          <table:table-cell office:value-type="float" office:value="5.36283274350795" calcext:value-type="float">
            <text:p>5.36283274350795</text:p>
          </table:table-cell>
          <table:table-cell table:style-name="ce3" office:value-type="float" office:value="4013" calcext:value-type="float">
            <text:p>40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string" calcext:value-type="string">
            <text:p>TD Entertain &amp; Comm</text:p>
          </table:table-cell>
          <table:table-cell table:style-name="ce3" office:value-type="float" office:value="151.302" calcext:value-type="float">
            <text:p>151.302</text:p>
          </table:table-cell>
          <table:table-cell table:style-name="ce3" office:value-type="float" office:value="40.02" calcext:value-type="float">
            <text:p>40.02</text:p>
          </table:table-cell>
          <table:table-cell table:style-name="ce4" office:value-type="float" office:value="6055.1" calcext:value-type="float">
            <text:p>6055.1</text:p>
          </table:table-cell>
          <table:table-cell office:value-type="float" office:value="7.04196850879039" calcext:value-type="float">
            <text:p>7.04196850879039</text:p>
          </table:table-cell>
          <table:table-cell table:style-name="ce3" office:value-type="float" office:value="3352" calcext:value-type="float">
            <text:p>335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string" calcext:value-type="string">
            <text:p>TD Int'l Index</text:p>
          </table:table-cell>
          <table:table-cell table:style-name="ce3" office:value-type="float" office:value="529.419" calcext:value-type="float">
            <text:p>529.419</text:p>
          </table:table-cell>
          <table:table-cell table:style-name="ce3" office:value-type="float" office:value="11.14" calcext:value-type="float">
            <text:p>11.14</text:p>
          </table:table-cell>
          <table:table-cell table:style-name="ce4" office:value-type="float" office:value="5897.73" calcext:value-type="float">
            <text:p>5897.73</text:p>
          </table:table-cell>
          <table:table-cell office:value-type="float" office:value="6.85895013019576" calcext:value-type="float">
            <text:p>6.85895013019576</text:p>
          </table:table-cell>
          <table:table-cell table:style-name="ce3" office:value-type="float" office:value="4511.64" calcext:value-type="float">
            <text:p>451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D Precious Metals</text:p>
          </table:table-cell>
          <table:table-cell table:style-name="ce3" office:value-type="float" office:value="78.692" calcext:value-type="float">
            <text:p>78.692</text:p>
          </table:table-cell>
          <table:table-cell table:style-name="ce5" office:value-type="float" office:value="32.77" calcext:value-type="float">
            <text:p>32.77</text:p>
          </table:table-cell>
          <table:table-cell table:style-name="ce4" office:value-type="float" office:value="2578.74" calcext:value-type="float">
            <text:p>2578.74</text:p>
          </table:table-cell>
          <table:table-cell office:value-type="float" office:value="2.99902658459119" calcext:value-type="float">
            <text:p>2.99902658459119</text:p>
          </table:table-cell>
          <table:table-cell table:style-name="ce3" office:value-type="float" office:value="4421" calcext:value-type="float">
            <text:p>44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TD Real Return Bond</text:p>
          </table:table-cell>
          <table:table-cell table:style-name="ce3" office:value-type="float" office:value="420.316" calcext:value-type="float">
            <text:p>420.316</text:p>
          </table:table-cell>
          <table:table-cell table:style-name="ce3" office:value-type="float" office:value="15.75" calcext:value-type="float">
            <text:p>15.75</text:p>
          </table:table-cell>
          <table:table-cell table:style-name="ce4" office:value-type="float" office:value="6619.98" calcext:value-type="float">
            <text:p>6619.98</text:p>
          </table:table-cell>
          <table:table-cell office:value-type="float" office:value="7.69891342650365" calcext:value-type="float">
            <text:p>7.69891342650365</text:p>
          </table:table-cell>
          <table:table-cell table:style-name="ce3" office:value-type="float" office:value="6713.63" calcext:value-type="float">
            <text:p>671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D US Index</text:p>
          </table:table-cell>
          <table:table-cell table:style-name="ce3" office:value-type="float" office:value="1339.066" calcext:value-type="float">
            <text:p>1339.066</text:p>
          </table:table-cell>
          <table:table-cell table:style-name="ce3" office:value-type="float" office:value="15.82" calcext:value-type="float">
            <text:p>15.82</text:p>
          </table:table-cell>
          <table:table-cell table:style-name="ce4" office:value-type="float" office:value="21184.02" calcext:value-type="float">
            <text:p>21184.02</text:p>
          </table:table-cell>
          <table:table-cell office:value-type="float" office:value="24.636620655247" calcext:value-type="float">
            <text:p>24.636620655247</text:p>
          </table:table-cell>
          <table:table-cell table:style-name="ce3" office:value-type="float" office:value="13151.62" calcext:value-type="float">
            <text:p>1315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1" table:number-rows-repeated="4">
          <table:table-cell table:style-name="ce1"/>
          <table:table-cell table:style-name="ce3" table:number-columns-repeated="5"/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6:Sheet1.F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00-00-00</text:date>, <text:time style:data-style-name="N2" text:time-value="19:10:11.4761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6:56:00.760946000</meta:creation-date>
    <dc:date>2014-04-14T19:11:08.276607000</dc:date>
    <meta:editing-duration>PT1H45M56S</meta:editing-duration>
    <meta:editing-cycles>47</meta:editing-cycles>
    <meta:generator>LibreOffice/4.2.3.3$MacOSX_x86 LibreOffice_project/882f8a0a489bc99a9e60c7905a60226254cb6ff0</meta:generator>
    <meta:document-statistic meta:table-count="1" meta:cell-count="105" meta:object-count="0"/>
  </office:meta>
</office:document-meta>
</file>